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 office:value-type="string">
            <text:p>Please, feel free to find some empty seats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 office:value-type="string">
            <text:p>Café Lady
“I can't tell you how grateful I am for your
help today. We were able to keep the
café open thanks to your help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 office:value-type="string">
            <text:p>Café Lady
“And I'm sorry for asking you to help out
so suddenly.”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ell... actually... I'm sorry for causing
you trouble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somethin' happen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ﾟДﾟ;) ...
(; ﾟ Дﾟ) ...</text:p>
          </table:table-cell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 office:value-type="string">
            <text:p>(There's no way I could admit that I...
that I mistook one cupful of water for one
whole bottle, and I drank so much that
I couldn't hold it in... ////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 office:value-type="string">
            <text:p>Choice #1</text:p>
          </table:table-cell>
          <table:table-cell table:style-name="ce0"/>
          <table:table-cell table:style-name="ce0" office:value-type="string">
            <text:p>Café Lady
“W-Well, nothing went particularly
wrong... did it, Kiryū-san?”</text:p>
          </table:table-cell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Hime for you. Always professional!</text:p>
          </table:table-cell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we'll be moving on now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 office:value-type="string">
            <text:p>Thank you for taking care of Kiryū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 office:value-type="string">
            <text:p>Café Lady
“No, no, I should be thanking you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Here's your pay for today. Please accept
it.”</text:p>
          </table:table-cell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rned 800 ren!</text:p>
          </table:table-cell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ay!!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es, well... thank you, too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I miss somethin'?</text:p>
          </table:table-cell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h, umm... not really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Café Lady
“Everything went swimmingly, didn't it,
Kiryū-san?”</text:p>
          </table:table-cell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Lady at entrance</text:p>
          </table:table-cell>
          <table:table-cell table:style-name="ce0" office:value-type="string">
            <text:p>Ah, thank you for your help earlier.</text:p>
          </table:table-cell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ooooooh! Somethin' smells delish!!!</text:p>
          </table:table-cell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happened upon a restaurant.</text:p>
          </table:table-cell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m, it really does smell good!</text:p>
          </table:table-cell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 office:value-type="string">
            <text:p>What is that? It smells like red bean soup, or
crayfish, or something...</text:p>
          </table:table-cell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 office:value-type="string">
            <text:p>Nyanko/
Reguma/
Hime</text:p>
          </table:table-cell>
          <table:table-cell table:style-name="ce0" office:value-type="string">
            <text:p>(Crayfish...?)</text:p>
          </table:table-cell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 office:value-type="string">
            <text:p>Waitress
“Welcome to Café Rongu! Please, come in—!”</text:p>
          </table:table-cell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 office:value-type="string">
            <text:p>Waitress
“May I recommend our Special Stew? It is
the customer favorite—!”</text:p>
          </table:table-cell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ve gotta say, I could just about eat a horse!</text:p>
          </table:table-cell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, let's chow down〜!</text:p>
          </table:table-cell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made very many stops along the
way, so I don't think we can keep—</text:p>
          </table:table-cell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 office:value-type="string">
            <text:p>*grrrrr*〜...</text:p>
          </table:table-cell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 office:value-type="string">
            <text:p>Wh-What?!!</text:p>
          </table:table-cell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hing—!</text:p>
          </table:table-cell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ew? Sounds acceptable to me.</text:p>
          </table:table-cell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 office:value-type="string">
            <text:p>Assuming no one has any objections, I'd like
to give it a taste.</text:p>
          </table:table-cell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oooooooo————!!!</text:p>
          </table:table-cell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♪</text:p>
          </table:table-cell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 office:value-type="string">
            <text:p>Waitress
“Five guests today? Please follow me, I'll
find you some empty seats—!”</text:p>
          </table:table-cell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okay with the stew?</text:p>
          </table:table-cell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tew!!</text:p>
          </table:table-cell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——! ♪</text:p>
          </table:table-cell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 office:value-type="string">
            <text:p>Waitress
“Five Special Stews——!”</text:p>
          </table:table-cell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 office:value-type="string">
            <text:p>Chef
“Yup—!”</text:p>
          </table:table-cell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o what is everyone's top dishes?</text:p>
          </table:table-cell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 office:value-type="string">
            <text:p>My favorite's gotta be sushi—! ♪
I love salmon and nattō rolls most of all—!!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ordered stew, are you really going
to start talking about other dishes...?</text:p>
          </table:table-cell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 office:value-type="string">
            <text:p>Well, if I have to pick, it would have to be
oyakodon.</text:p>
          </table:table-cell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... I've got so many, how am I
supposed to pick—...?</text:p>
          </table:table-cell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 office:value-type="string">
            <text:p>But in terms of drinks, coffee is the best—!</text:p>
          </table:table-cell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aroma of vanilla essence has gotta be my
favorite smell ever—!!</text:p>
          </table:table-cell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ght blue is the best color!!</text:p>
          </table:table-cell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 are 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, what's your favorite color?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 office:value-type="string">
            <text:p>White... I suppose...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〜! That's, like, so Hime!</text:p>
          </table:table-cell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yy, Saotome-kun〜!</text:p>
          </table:table-cell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 office:value-type="string">
            <text:p>You're not picturin' Hime-chan's panties right
now, are ya〜?</text:p>
          </table:table-cell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Ehhh?!</text:p>
          </table:table-cell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... what are you thinking...?!</text:p>
          </table:table-cell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innocent...</text:p>
          </table:table-cell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that was scrumptuous—!</text:p>
          </table:table-cell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 office:value-type="string">
            <text:p>Thanks for the food—!</text:p>
          </table:table-cell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red pepper and the  richness of the miso
really pulled the exquisite flavor out.</text:p>
          </table:table-cell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just gotta come back another time!!!</text:p>
          </table:table-cell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ouldn't have imagined a mere stew would
steal so many hearts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 office:value-type="string">
            <text:p>Nun
“...Ah! You must b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 office:value-type="string">
            <text:p>Nun
“I am one of the people you saved back on the
phantom ship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 office:value-type="string">
            <text:p>Nun
“I must extend my belated gratitude for your
help on that occasion. *bow*”</text:p>
          </table:table-cell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it's no bother at all!</text:p>
          </table:table-cell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thank us. We simply did
what we had to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 office:value-type="string">
            <text:p>Nun
“Please, I simply must express my thanks, else
I won't be able to put my mind at ea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 office:value-type="string">
            <text:p>Nun
“Oh, I know. I shall be glad to take the bill
for your meal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ouldn't possibly...!</text:p>
          </table:table-cell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 In that case, thanks for the
meal—!!</text:p>
          </table:table-cell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〜...</text:p>
          </table:table-cell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very kind of you. We'll gratefully
accept your generosity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 office:value-type="string">
            <text:p>Nun
“For my saviors, it's absolutely no
troubl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 office:value-type="string">
            <text:p>Nun
“...?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 office:value-type="string">
            <text:p>Nun
“Erm, I'm sorry to change the subjec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 office:value-type="string">
            <text:p>Nun
“You must excuse me, but I can sense 
Spirit Energy emanating from your body...”</text:p>
          </table:table-cell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pirit Energy? From me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 office:value-type="string">
            <text:p>Nun
“Yes. Normally, such energy indicates
that you hold a special spiritual power. It
is impossible for humans to possess.”</text:p>
          </table:table-cell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have one thing in mind. Look.</text:p>
          </table:table-cell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...!</text:p>
          </table:table-cell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the g-g-ghost's glass ball—————!!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 office:value-type="string">
            <text:p>Nun
“This is...”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would you bring something like
that with us?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'm not sure.</text:p>
          </table:table-cell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t's not gonna turn back into a ghostie, is
it?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 office:value-type="string">
            <text:p>Nun
“That is a Nymph Crystal, not a ghost.”</text:p>
          </table:table-cell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Nymph Crystal”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Ye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 office:value-type="string">
            <text:p>Nun
“In this world, there are creatures called
‘Spirit Nymphs’ that can use Spirit Energy
to affect one's body in various way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 office:value-type="string">
            <text:p>Nun
“They usually keep to themselves rather
than interfering with other forms of power
such as the physical world, bu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 office:value-type="string">
            <text:p>Nun
“Spirits Nymphs are particularly vulnerable to
Magic, so in response to the revival of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 office:value-type="string">
            <text:p>Nun
“Many of these nymphs solidified themselves
and took on the forms of these Nymph Crystals
in order to protect their own lives.”</text:p>
          </table:table-cell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you mean to say that the ghost we fought
on the phantom ship was actually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 office:value-type="string">
            <text:p>Nun
“Most likely, it was affected by Magic and
went berserk before it could seal itself away
in the form of a Nymph Crystal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 office:value-type="string">
            <text:p>Nun
“It must have taken control of a ship that
sunk long ago and started indiscriminately
attacking any vessels that passed by.”</text:p>
          </table:table-cell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it wasn't really a ph... phantom ship...?</text:p>
          </table:table-cell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ll makes sense now.</text:p>
          </table:table-cell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 office:value-type="string">
            <text:p>The Heavenly Maidens' Seraphia purged the
Magic that was infesting the spirit's body, so
it reverted to its natural state and quickly
crystallized itself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 office:value-type="string">
            <text:p>Nun
“I believe so.”</text:p>
          </table:table-cell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know why, but I think I heard a sad
voice come from it back then...</text:p>
          </table:table-cell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t's not going to be affected by Magic
now that it's a crystal, right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 office:value-type="string">
            <text:p>Nun
“I think it will be saf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 office:value-type="string">
            <text:p>Nun
“On the other hand, I don't know what would
happen if it were to be hit with Magic strong
enough to break its seal.”</text:p>
          </table:table-cell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unconditionally safe, then...</text:p>
          </table:table-cell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about we bring it with us? Won't it be
totally safe with us Seraphia users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 office:value-type="string">
            <text:p>Nun
“Those were my thoughts exactly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 office:value-type="string">
            <text:p>Nun
“In fact, I believe you could put them to
even greater u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 office:value-type="string">
            <text:p>Nun
“Please, take the crystal and follow me.”</text:p>
          </table:table-cell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I'm curious!</text:p>
          </table:table-cell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ave a look.</text:p>
          </table:table-cell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h, what's she gonna show us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 office:value-type="string">
            <text:p>Nun
“What I am about to explain to you is
called spirit 'possession'.”</text:p>
          </table:table-cell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ssession...?!</text:p>
          </table:table-cell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 office:value-type="string">
            <text:p>As in, *that* possession?! Where things
take over control of your body?!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That is correc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 office:value-type="string">
            <text:p>Nun
“There are two benefits you can gain by
letting Spirit Nymphs possess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 office:value-type="string">
            <text:p>Nun
“First is the acquisition of ‘abiliti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 office:value-type="string">
            <text:p>Nun
“That is to say, you may gain such special
qualities as 【Double Critical Damage】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 office:value-type="string">
            <text:p>Nun
“The second is ‘stat bonus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 office:value-type="string">
            <text:p>Nun
“This means you can choose one of strength,
defense, finesse or agility to buff.”</text:p>
          </table:table-cell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sounds helpful. How do we activate
this “possession”?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 office:value-type="string">
            <text:p>Nun
“To allow a spirit to possess you, you must
first release its se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 office:value-type="string">
            <text:p>Nun
“If you wish to unseal a spirit, you must
use one ‘Spirit Orb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 office:value-type="string">
            <text:p>Then go
to CE2768</text:p>
          </table:table-cell>
          <table:table-cell table:style-name="ce0"/>
          <table:table-cell table:style-name="ce0" office:value-type="string">
            <text:p>Nun
“As it happens, I have a Spirit Orb right here.
We shall use this to unseal a spiri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 office:value-type="string">
            <text:p>Nun
“I'm sure you will be able to find many
Nymph Crystals from now on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 office:value-type="string">
            <text:p>Nun
“Please feel free to see me whenever you
wish to unseal Nymph Crystals or assign
nymphs to possess your party members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will be a highly valuable asset to us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 office:value-type="string">
            <text:p>Nun
“It is no troubl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 office:value-type="string">
            <text:p>Nun
“Ah yes, I had almost forgotten. Please
accept this.”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 It's just an empty bottle.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 office:value-type="string">
            <text:p>Nun
“That is a ‘Holy Water Vial’. It is a special
container that will allow you to collect Holy
Water.”</text:p>
          </table:table-cell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 office:value-type="string">
            <text:p>Nun
“Normally, any Holy Water passed by nymphs
diffuses back into the atmosphere as Spirit
Energy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 office:value-type="string">
            <text:p>Nun
“That vial was specially manufactured to be
able to store Holy Water.”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〜! That's kinda cool!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 office:value-type="string">
            <text:p>Nun
“Holy Water excreted by a nymph is a highly
precious substance, and a vital ingredient in
evil-warding and barrier-forming rituals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 office:value-type="string">
            <text:p>Nun
“If you find that one of your nymphs is no
longer able to hold its Holy Water in, please
have the spirit dispense it into that vi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 office:value-type="string">
            <text:p>Nun
“If you manage to fill that vial full of Holy
Water, please bring it back to m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 office:value-type="string">
            <text:p>Nun
“I shall be happy to exchange that Holy
Water for all manner of items that I'm sure
will be useful on your journey.”</text:p>
          </table:table-cell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very helpful.</text:p>
          </table:table-cell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 office:value-type="string">
            <text:p>We'll be sure to oblige you.</text:p>
          </table:table-cell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pirit Possession and Holy Water Vial
systems have been unlocked!</text:p>
          </table:table-cell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 office:value-type="string">
            <text:p>By talking to the nun, you can unseal and
allow yourselves to be possessed by Spirit
Nymphs.</text:p>
          </table:table-cell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 office:value-type="string">
            <text:p>Also, the 【Nymphs】 item has been added
to the main menu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 office:value-type="string">
            <text:p>From the Nymphs menu, you may check
the status of your spirits; have them release
their Holy Water into the vial, and more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everything. 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 office:value-type="string">
            <text:p>Nun
“You are very welcome. I am honored to have
been of service. *bow*”</text:p>
          </table:table-cell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aay〜... we've filled our tummies, and
learned how to get possessed by spirits...</text:p>
          </table:table-cell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 office:value-type="string">
            <text:p>Not bad for one lunchtime. I guess it's time we
head out?</text:p>
          </table:table-cell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